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Magnitud</text:p>
          </table:table-cell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Experiment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Simulación</text:p>
          </table:table-cell>
          <table:table-cell table:style-name="ce1"/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Diámetro de móviles (d)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sa</text:p>
          </table:table-cell>
          <table:table-cell office:value-type="string" calcext:value-type="string">
            <text:p>Masa de móviles (m)</text:p>
          </table:table-cell>
          <table:table-cell office:value-type="float" office:value="0.081" calcext:value-type="float">
            <text:p>0,08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sqrt(d/g) (t)</text:p>
          </table:table-cell>
          <table:table-cell table:formula="of:=SQRT([.C2]/[.C5])" office:value-type="float" office:value="0.0553283335172488" calcext:value-type="float">
            <text:p>0,055328333517248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celeración</text:p>
          </table:table-cell>
          <table:table-cell office:value-type="string" calcext:value-type="string">
            <text:p>gravedad (g)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d/t</text:p>
          </table:table-cell>
          <table:table-cell table:formula="of:=[.C2]/[.C4]" office:value-type="float" office:value="0.542217668469038" calcext:value-type="float">
            <text:p>0,542217668469038</text:p>
          </table:table-cell>
          <table:table-cell office:value-type="string" calcext:value-type="string">
            <text:p>m/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mg (F)</text:p>
          </table:table-cell>
          <table:table-cell table:formula="of:=[.C3]*[.C5]" office:value-type="float" office:value="0.7938" calcext:value-type="float">
            <text:p>0,793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mplitud</text:p>
          </table:table-cell>
          <table:table-cell office:value-type="string" calcext:value-type="string">
            <text:p>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Frecuencia base (f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z</text:p>
          </table:table-cell>
          <table:table-cell table:formula="of:=[.C10]*[.C4]" office:value-type="float" office:value="1.10656667034498" calcext:value-type="float">
            <text:p>1,10656667034498</text:p>
          </table:table-cell>
          <table:table-cell office:value-type="string" calcext:value-type="string">
            <text:p>f t</text:p>
          </table:table-cell>
        </table:table-row>
        <table:table-row table:style-name="ro1">
          <table:table-cell office:value-type="string" calcext:value-type="string">
            <text:p>Frec. Angular</text:p>
          </table:table-cell>
          <table:table-cell office:value-type="string" calcext:value-type="string">
            <text:p>omega (w)</text:p>
          </table:table-cell>
          <table:table-cell table:formula="of:=2*PI()*[.C10]" office:value-type="float" office:value="125.663706143592" calcext:value-type="float">
            <text:p>125,663706143592</text:p>
          </table:table-cell>
          <table:table-cell office:value-type="string" calcext:value-type="string">
            <text:p>rad/s</text:p>
          </table:table-cell>
          <table:table-cell table:style-name="Default" table:formula="of:=[.C11]*[.C4]" office:value-type="float" office:value="6.95276344452619" calcext:value-type="float">
            <text:p>6,95276344452619</text:p>
          </table:table-cell>
          <table:table-cell office:value-type="string" calcext:value-type="string">
            <text:p>w 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2"/>
          <table:table-cell/>
        </table:table-row>
        <table:table-row table:style-name="ro1">
          <table:table-cell table:number-columns-repeated="3"/>
          <table:table-cell table:style-name="ce5" table:number-columns-repeated="2"/>
          <table:table-cell table:style-name="ce6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0129" number:language="en" number:country="US" loext:transliteration-spellout="ARS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ARS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ARS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ARS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3:19:17.610284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00:41.543455244</meta:creation-date>
    <dc:date>2024-11-28T11:14:01.804594611</dc:date>
    <meta:editing-duration>PT12H25M20S</meta:editing-duration>
    <meta:editing-cycles>13</meta:editing-cycles>
    <meta:generator>LibreOffice/24.8.3.2$Linux_X86_64 LibreOffice_project/480$Build-2</meta:generator>
    <meta:document-statistic meta:table-count="1" meta:cell-count="51" meta:object-count="0"/>
  </office:meta>
</office:document-meta>
</file>